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position="super 58%"/>
    </style:style>
    <style:style style:name="T5" style:family="text">
      <style:text-properties style:text-line-through-style="none" style:text-position="0% 100%"/>
    </style:style>
    <style:style style:name="T6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7_1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October 1887</text:p>
      <text:p text:style-name="P2">Month<text:tab/><text:tab/><text:tab/><text:tab/><text:tab/><text:tab/>October</text:p>
      <text:p text:style-name="P2">Year<text:tab/><text:tab/><text:tab/><text:tab/><text:tab/><text:tab/>1887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Stratford-on-Avon (England); Statu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artial typewritten transcript of this manuscript accompanies the sermon in the folder.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87" is written in pencil and circled in the top right corner of the page.]</text:p>
      <text:p text:style-name="P7">On the statue for Meade,/</text:p>
      <text:p text:style-name="P7">and the memorial fountain/</text:p>
      <text:p text:style-name="P7">at Stratford on Avon Oct. 87/</text:p>
      <text:p text:style-name="P7"/>
      <text:p text:style-name="P6">[Page 1]</text:p>
      <text:p text:style-name="P6">It is refreshing to turn one's mind from subjects/ full of vexation, to others that breathe love for/ what is noble; respect for what is good. <text:s/>Now/ a days, we <text:span text:style-name="T2">may</text:span><text:span text:style-name="T3"> open a book in search of com-/-forting knowledge, and find that where we looked/ for solace, insidious doubts lurk. <text:s/>We address/ a man whom we imagined </text:span><text:span text:style-name="T2">distinguished</text:span><text:span text:style-name="T3"> reverent, and hear/ him scoff. <text:s/>Papers ostensibly in the interest of/ positive religion, teem with irreligious discussions;/ weakening the child-like faith which leads </text:span><text:span text:style-name="T2">us</text:span><text:span text:style-name="T3"> creatures/ in prayer to the footstool of the Creator, shaking/ our belief in a personal accountability to the/ all-seeing God. <text:s/>[Hebrew]/ "Thus is truth missing, and he who departs from/ evil is considered foolish." <text:s/>To be sure: one/ might spare himself much grief by avoiding/ <text:s/>both reading and arguing, but then he might/ as well change into a breathing corpse, automatically mo-/-ving among sentient, live beings. <text:s/>Indi-/-viduals of that description are at times met, but I recog-/-nize in their existence a vegetative growth. <text:s/></text:span><text:span text:style-name="T2">not</text:span><text:span text:style-name="T3"> I fail to discover/</text:span></text:p>
      <text:p text:style-name="P6"><text:span text:style-name="T3"/></text:p>
      <text:p text:style-name="P6"><text:soft-page-break/><text:span text:style-name="T3">[Page 2]</text:span></text:p>
      <text:p text:style-name="P8">an<text:span text:style-name="T3"> the intellectual soul. <text:s/>Who that has/ brains to think and a heart to feel, would wish/ to keep deathly passive to his surroundings, even if/ these do often inflict acute pain?/</text:span></text:p>
      <text:p text:style-name="P8"><text:span text:style-name="T3">Still, it is pleasure occasionally to avert/ the eyes from that which disappoints and/ distresses, and fix the vision on what affords/ </text:span>real<text:span text:style-name="T3"> veritable satisfaction. <text:s/>Such a transition I experienced/ this week by reason of two incidents which/ I witnessed; one personally, another mentally./ <text:s/>A reformer to them in a Synagogue is not, in my/ opinion, unsuitable, </text:span>because<text:span text:style-name="T3"> for, I hold that what-/-ever teaching is calculated to elevate</text:span>s<text:span text:style-name="T3"> human nature, enters largely into the/ sphere assigned to the Jewish pulpit./</text:span></text:p>
      <text:p text:style-name="P8"><text:span text:style-name="T3">In accepting </text:span>the<text:span text:style-name="T3"> an official invitation to attend the exercises/ at the unveiling of a statue raised to the victor/ of Gettysburg, I obeyed </text:span>my<text:span text:style-name="T3"> a loyal instinct./ <text:s/>I owe </text:span>him<text:span text:style-name="T3"> profound gratitude to the gallant soldier who, when the fate of the/ Union, but more immediately of Philadelphia, trem-/-bled in the balance, hurled back the raying wave/ that rushed on madly to overwhelm our fair/ city and lay waste the rich fields of our state./</text:span></text:p>
      <text:p text:style-name="P8"><text:span text:style-name="T3"/></text:p>
      <text:p text:style-name="P8"><text:span text:style-name="T3">[Page 3]</text:span></text:p>
      <text:p text:style-name="P8"><text:span text:style-name="T3">George Gordon Meade was the man of des-/-tiny whom God made invulnerable, that he might/ stand </text:span>undoubtedly<text:span text:style-name="T3"> unscathed the fiery ordeal of the three first days/ of July 1863, </text:span>so that the glorious fourth showed<text:span text:style-name="T3">/ and gladden Pennsylvania on the glorious </text:span>fourth<text:span text:style-name="T3"> 4th with triumphal songs./ <text:s/>Equestrian statues are not the monuments by/ which a people can best eternize the memory/ of its heroes. <text:s/>A history recalling unflinching/ devotion to a righteous cause; a history whose/ pages </text:span>become<text:span text:style-name="T3"> will inspre</text:span>ing words that to<text:span text:style-name="T3"> future/ generations with patriotism, is the golden memento that the un-/-sparing hand of time </text:span>will<text:span text:style-name="T3"> can never </text:span>reduce<text:span text:style-name="T3"> powder--into dust./ <text:s/>But so long as granite and bronze are moulded/ into figures for a recognition of splendid services/ rendered to an imperilled[sic!] nation, the general who battled in/ "cemetery ridge" and hushed into dead silence the/ thunders of disunion, must have such a statue/ as that which the children of the great Republic/ he helped to reconstruct, have erected. <text:s/>Feeling/ thus, I acknowledge the invitation with thanks,/ and </text:span>applauded<text:span text:style-name="T3"> joined in the outbursts of </text:span>patriotism<text:span text:style-name="T3"> enthusiasms which the/</text:span></text:p>
      <text:p text:style-name="P8"><text:span text:style-name="T3"/></text:p>
      <text:p text:style-name="P8"><text:span text:style-name="T3">[Page 4]</text:span></text:p>
      <text:p text:style-name="P8"><text:span text:style-name="T3">solemn occasion evoked. <text:s/>The utterances/ that fell from the lips of the orators, brought/ back vividly to </text:span>the<text:span text:style-name="T3"> my mind, the four years of trials/ which held civilization in fearful suspense, lest/ the wheel of progress be </text:span>brutally<text:span text:style-name="T3"> </text:span>with<text:span text:style-name="T3"> rudely thrust back./ <text:s/>For had the country hallowed to freedom been/ sundered in twain, </text:span>monarchical<text:span text:style-name="T3"> kingly pretentions[sic!] wickedness would/ have doubled its iron </text:span>w<text:span text:style-name="T3">heel and fiercely </text:span>act<text:span text:style-name="T3"> crushed. <text:s/>"Divide et impera"/ is its motto, and we all remember the/ scheme of crafty Louis Napoleon, and the/ fatal end of his unfortunate tool, Maximi-/-lian of Austria, the would be emperor sent to </text:span>of<text:span text:style-name="T3"> Mexico/ to watch the result of our struggle for the maintenance of a United Republic. <text:s/>But at Gettysburg the unhappy fratricidal/ war, which gave tyranny joy, reached its </text:span>turn-<text:span text:style-name="T3">/</text:span>ing point,<text:span text:style-name="T3"> crisis, and the immortal chief, who/ vindicated right, gained then and for ever a/ niche in the Temple of </text:span>undying<text:span text:style-name="T3"> imperishable fame./ <text:s/>I met </text:span>him<text:span text:style-name="T3"> the hero once at a family celebration in the house of/ a brother Israelite. <text:s/>His high stature formed a beauti-/-ful contrast with his lowly demeanour, his</text:span><text:span text:style-name="T4">2</text:span><text:span text:style-name="T5">/ martial carriage </text:span><text:span text:style-name="T6">with</text:span><text:span text:style-name="T5"> his</text:span><text:span text:style-name="T4">1</text:span><text:span text:style-name="T5"> gentle</text:span><text:span text:style-name="T6">ness</text:span><text:span text:style-name="T5"> courteousness with. <text:s/>Let us/ be thankful </text:span><text:span text:style-name="T6">as</text:span><text:span text:style-name="T5"> that as a Philadelphian</text:span><text:span text:style-name="T6">s</text:span><text:span text:style-name="T5">, by reason of/</text:span></text:p>
      <text:p text:style-name="P8"><text:span text:style-name="T5"/></text:p>
      <text:p text:style-name="P8"><text:span text:style-name="T5">[Page 5]</text:span></text:p>
      <text:p text:style-name="P8"><text:span text:style-name="T5">the military station assigned to him, and/ because of the handsome home which this ap-/-reciative city of ours prepared for his residence,/ Gorge Gordon Meade left a reputation un-/-sullied; the heritage of a character ennobled by civic virtues./</text:span></text:p>
      <text:p text:style-name="P8"><text:span text:style-name="T5">But the day before I personally witnessed/ the solemn ceremonies in our picturesque Park,/ I had mentally stood at Stratford upon Avon/ on the historic spot, which despite all Mr/ Donnelly's alleged discoveries, will ever remain/ sacred to the memory of William Shakespeare./ <text:s/>Unpardonable arrogance </text:span><text:soft-page-break/><text:span text:style-name="T5">it would be to add to the/ sentiments that touching prose and </text:span><text:span text:style-name="T6">flowing</text:span><text:span text:style-name="T5"> soul-inspiring poetry/ wafted across the Atlantic; nor could I pre-/-sume to improve on what America's and/ England's gifted orators said on Monday last./ <text:s/>But I may with propriety point to the gift/ and to the giver, that elicited the celebration./ <text:s/>Mr James Russel Lowel in his admirable letter/ to the Mayor of London, suiting his language/ to that of Dante, who called Virgil the Spring/ </text:span><text:span text:style-name="T6">from which</text:span><text:span text:style-name="T5"> whence copious floods of eloquence had issued,/</text:span></text:p>
      <text:p text:style-name="P8"><text:span text:style-name="T5"/></text:p>
      <text:p text:style-name="P8"><text:span text:style-name="T5">[Page 6]</text:span></text:p>
      <text:p text:style-name="P8"><text:span text:style-name="T5">showed how preeminently fit was "a memorial/ fountain" to honor the bard who poured forth/ a river of mellifluous speech, and Oliver Wendell Holmes/ in his surpassing ode to that "memorial fountain," charming-/-ly portrayed the refreshing and sweet agencies/ of its waves and sprays--emblems of the human affect-/-ion, </text:span><text:span text:style-name="T6">of</text:span><text:span text:style-name="T5"> charity and friendship, that swell</text:span><text:span text:style-name="T6">ing</text:span><text:span text:style-name="T5"> the breast/ of our </text:span><text:span text:style-name="T6">far famed</text:span><text:span text:style-name="T5"> renowned townsman. <text:s/>That the weary/ might slake their thirst, the son of toil rest/ awhile at noon under a cooling breeze, and even/ beasts plunge their nostrils in pure water after tiresome trots/ in heat and dust, was the aim of the munificent donor./ <text:s/>But he would also beautifully illustrate the/ title of the city in which he most usefully lives,/ by a present </text:span><text:span text:style-name="T6">signification</text:span><text:span text:style-name="T5"> induction of brotherly love, that/ </text:span><text:span text:style-name="T6">covers up all</text:span><text:span text:style-name="T5"> overlooks former trespasses, even as the book/ of truth teaches: [Hebrew] "Hatred stirs </text:span><text:span text:style-name="T6">up</text:span><text:span text:style-name="T5"> up strife, but love covers up all sins."/ <text:s/>The </text:span><text:span text:style-name="T6">sins of stains</text:span><text:span text:style-name="T5"> black stain on the escutcheon of Great Britain in the days of the/ Rearsarge and the Alabama, George W./ Childs sought to wash away by an abun-/-dant flow of fraternal kindness./</text:span></text:p>
      <text:p text:style-name="P8"><text:span text:style-name="T5"/></text:p>
      <text:p text:style-name="P8"><text:span text:style-name="T5">[Page 7]</text:span></text:p>
      <text:p text:style-name="P8"><text:span text:style-name="T5">The man in </text:span><text:span text:style-name="T6">whose</text:span><text:span text:style-name="T5"> honor of whom an equestrian statue/ was raised, has won a</text:span><text:span text:style-name="T4">2</text:span><text:span text:style-name="T5"> golden page in the history/ of freedom by</text:span><text:span text:style-name="T4">1</text:span><text:span text:style-name="T5"> his prowess and heroism; he/ who caused a well proportioned structure of great utility/ to be raised in the town that produced the literary/ genius of two English-speaking nations has secured/ a front rank in the </text:span><text:span text:style-name="T6">annals noble</text:span><text:span text:style-name="T5"> order of real nobility--that of large hearted bene-/-faction. <text:s/>For he encourages industry, rewards me-/rit and with a spirit which disdains to set a/ wall of partition between creeds and colors, bes-/tows his wealth upon whatever is deserving of/ his countenance. <text:s/>May Philadelphia never/ need again the priceless services of a general/ Meade, but may she always count upon the/ </text:span><text:span text:style-name="T6">munificence</text:span><text:span text:style-name="T5"> broad generosity of citizens like her distinguished civilian George W. Childs./ <text:s/>In the soul stirring prophecy of Isaiah, that we/ have read this Sabbath, may peoples from afar </text:span><text:span text:style-name="T6">off</text:span><text:span text:style-name="T5"> say to/ </text:span><text:span text:style-name="T6">of</text:span><text:span text:style-name="T5"> our city: [Hebrew]/ [Hebrew] "</text:span><text:span text:style-name="T6">Enlarge</text:span><text:span text:style-name="T5"> Widen the space of thy habitation"/ "For to the right and to the left </text:span><text:span text:style-name="T6">shall</text:span><text:span text:style-name="T5"> there shalt/ spread </text:span><text:span text:style-name="T6">forth</text:span><text:span text:style-name="T5"> out, and thy seed shall inherit nations."/ <text:s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02T14:37:22.35</meta:creation-date>
    <meta:document-statistic meta:table-count="0" meta:image-count="0" meta:object-count="0" meta:page-count="4" meta:paragraph-count="83" meta:word-count="1511" meta:character-count="9512"/>
    <dc:date>2012-08-02T15:53:47.46</dc:date>
    <dc:creator>Penn Libraries</dc:creator>
    <meta:editing-duration>PT00H42M04S</meta:editing-duration>
    <meta:editing-cycles>1</meta:editing-cycles>
    <meta:generator>OpenOffice.org/3.2$Win32 OpenOffice.org_project/320m12$Build-9483</meta:generator>
  </office:meta>
</office:document-meta>
</file>